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-font" svg:font-family="apple-system-fon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/>
      <style:text-properties fo:color="#000000" style:font-name="Liberation Sans" fo:font-size="18pt" style:font-size-asian="18pt" style:font-size-complex="18pt"/>
    </style:style>
    <style:style style:name="P2" style:family="paragraph" style:parent-style-name="Standard">
      <style:text-properties style:font-name="Liberation Sans" fo:font-size="18pt" style:font-size-asian="18pt" style:font-size-complex="18pt"/>
    </style:style>
    <style:style style:name="T1" style:family="text">
      <style:text-properties style:font-name="apple-system-font" fo:font-size="9pt"/>
    </style:style>
    <style:style style:name="T2" style:family="text">
      <style:text-properties officeooo:rsid="001f5cef"/>
    </style:style>
    <style:style style:name="T3" style:family="text">
      <style:text-properties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</text:span>NTRODUCAO    </text:p>
      <text:p text:style-name="P1">No inicio do periodo fomos apresentados ao novo tema da disciplina de projeto 1002, o ciclo do alimento orgânico e o circuito de feiras organicas do rio de janeiro. A partir disso devíamos pesquisar mais sobre esse tema indo  feiras, conversando com feirantes , e também pesquisando em sites paginas nas redes sociais , livros, etc.</text:p>
      <text:p text:style-name="P1"/>
      <text:p text:style-name="P1">IDENTIFICACAO DE OPORTUNIDADES</text:p>
      <text:p text:style-name="P1">    Apos essa pesquisa previa, e adquirirmos um conhecimento maior sobre o ciclo do alimento orgânico e sobre o circuito de feiras orgânicas , devíamos apontar, identificar oportunidades nas quais poderíamos trabalhar durante o período letivo.</text:p>
      <text:p text:style-name="P1">Podemos identificar diversas oportunidades tais como o manuseio do alimento durante a colheita, o modo de armazenamento dos dos mesmos, o modo de troca de informação e sua efetividade e o problema da chuva durante os dias de feira do circuito carioca.</text:p>
      <text:p text:style-name="P1"/>
      <text:p text:style-name="P1">ESCOLHA DA OPORTUNIDADE E MOTIVO DESSA ESCOLHA    </text:p>
      <text:p text:style-name="P1">Escolhemos a troca de informacao entre o feirante e o consumidor devido a dificuldade da informacao ser passada a diante.</text:p>
      <text:p text:style-name="P1">Nosso motivo inicial era agregar a informação geral  sobre o alimento orgânico,desde sua produção ate sua distribuição nas feiras e venda.</text:p>
      <text:p text:style-name="P1">Apos analisarmos melhor nossa posição tomada, percebemos que o importante era socializar a informação relacionada aos benefícios do orgânico, assim mais pessoas passariam a conhecer a diferença entre orgânico e inorgânico , e na próxima vez em que forem comprar algum alimento terão em mente que apesar do alimento orgânico ser mais caro , os beneficios trazidos por ele a saúde <text:soft-page-break/>humana valem o preço.</text:p>
      <text:p text:style-name="P1">Assim isso seria um atrativo e incentivo para que mais pessoas passem a frequentar as feiras do circuito carioca de feiras orgânicas.</text:p>
      <text:p text:style-name="P1"/>
      <text:p text:style-name="P1">DESENVOLVIMENTO DE ALTERNATIVAS E CRIACAO DE PARAMETROS</text:p>
      <text:p text:style-name="P1">Apos a escolha da oportunidade tivemos a tarefa de desenvolver alternativas de solução para a mesma.</text:p>
      <text:p text:style-name="P1">Para essa parte do desenvolvimento do projeto , em paralelo, tivemos que criar parametros para que as tais alternativas de solucao fossem baseadas.</text:p>
      <text:p text:style-name="P1">(citar os parâmetros)</text:p>
      <text:p text:style-name="P1">Criamos as alternativas e depois as separamos em categorias. Criamos duas. Uma relacionada ao meio digital, que contem ideias que relacionam sites, redes sociais, aplicativos , QR Code e videos. E a outra relacionada com alternativas que se agregam ao meio fisico, como camisas , jogos , panfletos,manuais..</text:p>
      <text:p text:style-name="P1"/>
      <text:p text:style-name="P1">IDENTIFICACAO DE CATEGORIAS </text:p>
      <text:p text:style-name="P1">Dentre as duas categorias escolhemos trabalhar com a que relaciona nossa oportunidade ao meio digital, uma vez que atualmente a informacao e cada vez mais digital e uma parte da populacao passa o dia conectada , seja por meio de computadores smartphones ou tablets.</text:p>
      <text:p text:style-name="P1"/>
      <text:p text:style-name="P1">ESCOLHA DA CATEGORIA E MOTIVO</text:p>
      <text:p text:style-name="P1"/>
      <text:p text:style-name="P1">Dentro dessa categoria escolhemos a alternativa que tinhamos mais afinidade em desenvolver.</text:p>
      <text:p text:style-name="P1">Sendo assim inicialmente misturamos um pouco as alternativas e acabamos ficando com a maior parte dela sendo do meio digital ( QR CODE e site) e uma pequena parte sendo analogica ( pendrive informativo e pôster)</text:p>
      <text:p text:style-name="P1"><text:soft-page-break/></text:p>
      <text:p text:style-name="P1">CRIACAO E DESENVOLVIMENTO SITE</text:p>
      <text:p text:style-name="P1"/>
      <text:p text:style-name="P1">Discutimos como seria feito o site, como seria feito, como seria o cartaz de codigo QR, e a partir dessas reflexoes percebemos que a ideia de relacionar nossa ideia principal de criar um site com o meio analógico (pendrive) não tinha sentido. Sendo assim o descartamos e seguimos apenas com a ideia do QR Code e o site sendo todos eles desenvolvidos dentro dos parâmetros pre estabelecidos.</text:p>
      <text:p text:style-name="P1">As primeiras ideias de como o site seria feito foram baseadas em sistemas de colaboração de informação, como o wikipedia e os diversos sites wiki, e interativos, como os antigos sites feitos em flash (havaianas). Durante a pesquisa, descobrimos uma tendência recente de sites animados, informativos e interativos. (mostrar exemplos)</text:p>
      <text:p text:style-name="P1"/>
      <text:p text:style-name="P1">Pesquisa de referencias de modelos</text:p>
      <text:p text:style-name="P1">Escolha dos modelos (Site drag n drop e animado)</text:p>
      <text:p text:style-name="P1">Desenvolvimento (sketchs, tecnologias e bibliotecas utilizadas)</text:p>
      <text:p text:style-name="P1">O modelo fina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-font" svg:font-family="apple-system-fon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9:29:58.673760971</meta:creation-date>
    <dc:date>2015-06-07T23:59:14.848348944</dc:date>
    <meta:editing-duration>PT4H11M15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3" meta:paragraph-count="27" meta:word-count="613" meta:character-count="3877" meta:non-whitespace-character-count="3276"/>
  </office:meta>
</office:document-meta>
</file>